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 fo:margin-left="0cm" fo:margin-right="0cm" fo:margin-top="0cm" fo:margin-bottom="0cm" fo:text-indent="0cm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resenza dei campi invarianti porta a scegliere come sistema di coordinate su TG la 2n-pla di funzioni (x^i, v^a) definita in questo modo</text:p>
      <text:list xml:id="list1433361458" text:style-name="L1">
        <text:list-item>
          <text:p text:style-name="P2">x^i è un generico sistema di coordinate sulla varietà</text:p>
        </text:list-item>
        <text:list-item>
          <text:p text:style-name="P2">ad una base di vettori nell'algebra di G si associa una base di campi invarianti</text:p>
        </text:list-item>
        <text:list-item>
          <text:p text:style-name="P2">ad una base di campi invarianti si associa una base di 1-forme invarianti. ( le 1-forme <text:tab/>invarianti sono <text:s/>delle funzioni lineari su TG che assumono valore costante quando vengono <text:tab/>valutate su dei campi invarianti.)</text:p>
          <text:list>
            <text:list-item>
              <text:list>
                <text:list-header>
                  <text:p text:style-name="P2"><text:s/><text:tab/>L'associazione si ottiene dalla relazione mostrata nella slide</text:p>
                </text:list-header>
                <text:list-item>
                  <text:p text:style-name="P2">Al generico vettore tangente è possibile associare le sue componenti sulla base dei campi invarianti sfruttando le 1-forme invariante. Definisco le componenti come v^a = epsilon^a (v). tradizionalmente vengono dette quasi velocità</text:p>
                </text:list-item>
              </text:list>
            </text:list-item>
          </text:list>
        </text:list-item>
      </text:list>
      <text:p text:style-name="P1"/>
      <text:p text:style-name="P1">In conclusione la 2-npla di funzioni (x^i, v^a) costituisce un sistema di coordinate su G.</text:p>
      <text:p text:style-name="P1"/>
      <text:p text:style-name="P1">[CLICK]</text:p>
      <text:p text:style-name="P1"/>
      <text:p text:style-name="P1">similmente a <text:s/>quanto fatto per ottenere le equazioni di Lagrange si vuole ora decomporre l'equazione centrale su una base di 1-forme.</text:p>
      <text:p text:style-name="P1">In questo caso si sceglie la base delle 1-forme invarianti e dei differenziali delle quasi-velocità</text:p>
      <text:p text:style-name="P1"/>
      <text:p text:style-name="P1">Di conseguenza è possibile riguardare la funzione di Lagrange L: TG → R come una funzione $L(x^{i},\,v^{a})$ delle coordinate prescelte.</text:p>
      <text:p text:style-name="P1"/>
      <text:p text:style-name="P1">L'azione di Maupertuis è una forma semibasica su TG, pertanto ammette uno sviluppo che fa intervenire solo la base di 1-forme epsilon^{a} su $G$ e non i differenziali dv^{a} delle quasi-velocità</text:p>
      <text:p text:style-name="P1">L'azione è quindi decomponibile come:</text:p>
      <text:p text:style-name="P1">…</text:p>
      <text:p text:style-name="P1">i coefficienti $p_{\,a}$ di questa forma differenziale sono i momenti canonici associati alla base di 1-forme $\epsilon^{a} e vengono detti quasi momenti</text:p>
      <text:p text:style-name="P1"/>
      <text:p text:style-name="P1">L'equazione centrale risulta quindi decomposta come...</text:p>
      <text:p text:style-name="P1">Vedi slide</text:p>
      <text:p text:style-name="P1"/>
      <text:p text:style-name="P1">Le forme differenziali che compaiono nei due membri di questa equazione sono sviluppate su basi diverse.</text:p>
      <text:p text:style-name="P1">A primo membro compaiono le 1-forme (epsilon^a, d/dt epsilon^a)(non è in realtà noto a priori se questo sistema costituisce una base oppure no; </text:p>
      <text:p text:style-name="P1">a secondo membro compare la base (d <text:s/>x^{i}, d v^{a} ) .</text:p>
      <text:p text:style-name="P1"/>
      <text:p text:style-name="P1"/>
      <text:p text:style-name="P1">Restano quindi due questioni da risolvere: la prima cosa è il calcolo della derivata temporale delle 1-forme invarianti espressa dalle cosiddette equazioni di Hamel-Boltzman.</text:p>
      <text:p text:style-name="P1">il secondo problema è esprimere le formule di trasformazione tra le due basi che intervengono nell'equazione centrale; </text:p>
      <text:p text:style-name="P1"/>
      <text:p text:style-name="P1"/>
      <text:p text:style-name="P1"/>
      <text:p text:style-name="P1"/>
      <text:p text:style-name="P4">SLIDE 7 (identità di Hamel Boltzman)</text:p>
      <text:p text:style-name="P1">vale questa identità bla bla</text:p>
      <text:p text:style-name="P1">dove C sono i coefficienti di struttura del gruppo di lie.</text:p>
      <text:p text:style-name="P1"><text:soft-page-break/></text:p>
      <text:p text:style-name="P1">I coefficienti di struttura C ijk sono definiti come le componenti del campo ottenuto dal commutatore fra il campo i-simo <text:s/>e quello j-simo (quindi prevede che venga prima scelta una base sull'algebra, i suoi vettori vengono indicizzati e questa indicizzazione passe ai relativi campi invarianti.) sul k-simo campo.</text:p>
      <text:p text:style-name="P1"/>
      <text:p text:style-name="P1">Per dimostrarla ci si avvale solo delle relazioni di cambio di base mostrate nella slide precedente e della cosiddetta regola di scambio che definisce la derivata temporale per una 1-forma esatta.</text:p>
      <text:p text:style-name="P1"/>
      <text:p text:style-name="P1">Cenni della dimostrazione: L'idea è la seguente Siccome la regola di scambio fornisce un criterio per derivare nel tempo le 1-forme esatte si procede dapprima decomponendo la 1-forma epsilon sulla base naturale, a questo punto si calcola la derivata con la regola di scambio e infine si ritorna indietro usando l'inverso della equazioni di cambio di base appena usate e il loro differenziale.</text:p>
      <text:p text:style-name="P1">Quindi:</text:p>
      <text:p text:style-name="P1"><office:annotation><dc:date>2010-11-24T16:54:52</dc:date><text:p>&lt;!--StartFragment--&gt;</text:p></office:annotation>- <text:tab/>si decompone la 1-forma $\epsilon$ sulla base naturale.</text:p>
      <text:p text:style-name="P1">- <text:tab/>si calcola la derivata temporale sfruttando la regola di scambio.}</text:p>
      <text:list xml:id="list565357823" text:style-name="L2">
        <text:list-item>
          <text:p text:style-name="P6">si ritorna alla decomposizione sulla base $( \epsilon^{a}\, , \textrm{d} v^{b} ) $ sfruttando l'inverso della equazioni di cambio di base e le loro conseguenze differenziali.}<office:annotation><dc:date>2010-11-24T16:54:52</dc:date><text:p>&lt;!--EndFragment--&gt;</text:p></office:annotation></text:p>
          <text:p text:style-name="P6"/>
        </text:list-item>
      </text:list>
      <text:p text:style-name="P1"/>
      <text:p text:style-name="P1"/>
      <text:p text:style-name="P4">[CLICK]</text:p>
      <text:p text:style-name="P1"/>
      <text:p text:style-name="P1">Con questi elementi in mano è possibile ora decomporre l'equazione centrale sulle sue componenti. Avendo cura di esprimere i singoli termini sulla base prescelta <text:s text:c="2"/>(epsilon^{a}, d v^{a}). Si ottiene</text:p>
      <text:p text:style-name="P1">L'equazione:</text:p>
      <text:p text:style-name="P1">vedere slide</text:p>
      <text:p text:style-name="P1">dove bisogna ricordare che la funzione lagrangiana $L$ è espressa in funzione delle coordinate prescelte su $TG$, quindi è $L(x^{i},\,v^{j})$.</text:p>
      <text:p text:style-name="P1"/>
      <text:p text:style-name="P1"/>
      <text:p text:style-name="P1">Uguagliando membro a membro l'equazione precedente risulta il sistema di equazione:</text:p>
      <text:p text:style-name="P1">\begin{equation}\label{eq:equazionieuleropoincarequasifine}</text:p>
      <text:p text:style-name="P1">\begin{array}{lcrcl}</text:p>
      <text:p text:style-name="P1">\textrm{d}v^{a} &amp; \quad : \quad \qquad&amp; p_{\,a} &amp;=&amp; \dfrac{\partial \, L}{\partial v^{a}} \\</text:p>
      <text:p text:style-name="P1">\epsilon^{a} &amp; \quad : \quad \qquad&amp; \dot{p}_{\,a} &amp;=&amp; C^{\: b}_{\, a \, c}\, p_{\,b} \, v^{c} + A^{j}_{\: a} \dfrac{\partial \, L}{\partial x^{j}} \\</text:p>
      <text:p text:style-name="P1">\end{array}</text:p>
      <text:p text:style-name="P1">\end{equation}</text:p>
      <text:p text:style-name="P1">queste sono le famose equazioni di Eulero Poincare sul generico gruppo di Lie</text:p>
      <text:p text:style-name="P1"/>
      <text:p text:style-name="P4">[CLICK]</text:p>
      <text:p text:style-name="P5">Nell’ipotesi suplementare di invarianza della Lagrangiana : </text:p>
      <text:p text:style-name="P5">∂L (x, v) = 0 </text:p>
      <text:p text:style-name="P5">∂xj </text:p>
      <text:p text:style-name="P5"/>
      <text:p text:style-name="P5">che significa che la funzione di Lagrange non dipende dalle coordinate q j ma solo dalle </text:p>
      <text:p text:style-name="P5">componenti v a delle velocit` sulla base invariante, </text:p>
      <text:p text:style-name="P5">le equazioni di moto risultano completamente indipendenti dalle coordinate del gruppo e Si scrivono nella forma: </text:p>
      <text:p text:style-name="P5"/>
      <text:p text:style-name="P5">questa viene interpretata come un’equazione sul duale dell’algebra di Lie del gruppo. </text:p>
      <text:p text:style-name="P1"><text:soft-page-break/>Infatti le derivate ∂va sono i momenti canonici associati alle quasi-velocit` v a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hi </meta:initial-creator>
    <meta:creation-date>2010-11-25T14:04:29</meta:creation-date>
    <dc:date>2010-11-25T14:31:24</dc:date>
    <dc:creator>Toshi </dc:creator>
    <meta:editing-duration>PT00H26M5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54" meta:word-count="771" meta:character-count="5019"/>
  </office:meta>
</office:document-meta>
</file>